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2100*"/>
    </style:style>
    <style:style style:name="Table1.B" style:family="table-column">
      <style:table-column-properties style:column-width="13.296cm" style:rel-column-width="75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none" fo:country="none" officeooo:rsid="00193eec" officeooo:paragraph-rsid="00193eec"/>
    </style:style>
    <style:style style:name="P2" style:family="paragraph" style:parent-style-name="Table_20_Contents">
      <style:text-properties fo:language="none" fo:country="none" officeooo:rsid="00193eec" officeooo:paragraph-rsid="00194038"/>
    </style:style>
    <style:style style:name="P3" style:family="paragraph" style:parent-style-name="Table_20_Contents">
      <style:text-properties fo:language="none" fo:country="none" officeooo:rsid="00194038" officeooo:paragraph-rsid="00194038"/>
    </style:style>
    <style:style style:name="P4" style:family="paragraph" style:parent-style-name="Table_20_Contents">
      <style:text-properties fo:language="none" fo:country="none" officeooo:rsid="00196c96" officeooo:paragraph-rsid="00196c96"/>
    </style:style>
    <style:style style:name="P5" style:family="paragraph" style:parent-style-name="Table_20_Contents">
      <style:text-properties fo:language="none" fo:country="none" fo:font-weight="bold" officeooo:rsid="00193eec" officeooo:paragraph-rsid="00193eec" style:font-weight-asian="bold" style:font-weight-complex="bold"/>
    </style:style>
    <style:style style:name="P6" style:family="paragraph" style:parent-style-name="Table_20_Contents">
      <style:text-properties fo:language="none" fo:country="none" fo:font-weight="bold" officeooo:rsid="00196c96" officeooo:paragraph-rsid="00196c96" style:font-weight-asian="bold" style:font-weight-complex="bold"/>
    </style:style>
    <style:style style:name="P7" style:family="paragraph" style:parent-style-name="Table_20_Contents">
      <style:text-properties fo:language="none" fo:country="none" fo:font-weight="bold" officeooo:rsid="00194038" officeooo:paragraph-rsid="00194038" style:font-weight-asian="bold" style:font-weight-complex="bold"/>
    </style:style>
    <style:style style:name="P8" style:family="paragraph" style:parent-style-name="Table_20_Contents">
      <style:text-properties fo:language="none" fo:country="none" fo:font-style="italic" officeooo:rsid="00193eec" officeooo:paragraph-rsid="00193eec" style:font-style-asian="italic" style:font-style-complex="italic"/>
    </style:style>
    <style:style style:name="P9" style:family="paragraph" style:parent-style-name="Table_20_Contents">
      <style:text-properties fo:language="none" fo:country="none" fo:font-style="italic" officeooo:rsid="00194038" officeooo:paragraph-rsid="00194038" style:font-style-asian="italic" style:font-style-complex="italic"/>
    </style:style>
    <style:style style:name="P10" style:family="paragraph" style:parent-style-name="Standard">
      <style:text-properties officeooo:rsid="001894a9" officeooo:paragraph-rsid="001894a9"/>
    </style:style>
    <style:style style:name="P11" style:family="paragraph" style:parent-style-name="Standard">
      <style:text-properties style:font-name="Cambria" fo:font-size="11pt" officeooo:rsid="001894a9" officeooo:paragraph-rsid="001894a9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894a9" officeooo:paragraph-rsid="00196c96" style:font-weight-asian="bold" style:font-weight-complex="bold"/>
    </style:style>
    <style:style style:name="P13" style:family="paragraph" style:parent-style-name="Standard">
      <style:text-properties fo:font-weight="bold" officeooo:rsid="001894a9" officeooo:paragraph-rsid="00196c96" style:font-weight-asian="bold" style:font-weight-complex="bold"/>
    </style:style>
    <style:style style:name="P14" style:family="paragraph" style:parent-style-name="Standard">
      <style:text-properties fo:font-weight="bold" officeooo:rsid="001894a9" officeooo:paragraph-rsid="001894a9" style:font-weight-asian="bold" style:font-weight-complex="bold"/>
    </style:style>
    <style:style style:name="T1" style:family="text">
      <style:text-properties fo:language="none" fo:country="none"/>
    </style:style>
    <style:style style:name="T2" style:family="text">
      <style:text-properties fo:language="es" fo:country="ES" fo:font-weight="bold" style:font-weight-asian="bold" style:font-name-complex="Times New Roman"/>
    </style:style>
    <style:style style:name="T3" style:family="text">
      <style:text-properties style:text-position="super 58%" fo:language="es" fo:country="ES" fo:font-weight="bold" style:font-weight-asian="bold" style:font-name-complex="Times New Roman"/>
    </style:style>
    <style:style style:name="T4" style:family="text">
      <style:text-properties officeooo:rsid="00194038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196c96"/>
    </style:style>
    <style:style style:name="T7" style:family="text">
      <style:text-properties officeooo:rsid="00196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licitud de Inscripci<text:span text:style-name="T1">ón </text:span></text:p>
      <text:p text:style-name="P12"><text:span text:style-name="T1"/></text:p>
      <text:p text:style-name="P13"><text:span text:style-name="T1">1er curso-taller latinoamericano en Monitorización de EEG continuo en cuidados intensivos</text:span></text:p>
      <text:p text:style-name="P14"><text:span text:style-name="T1"/></text:p>
      <text:p text:style-name="P10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  <text:p text:style-name="P5">Nombr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  <text:p text:style-name="P5">Apellidos</text:p>
          </table:table-cell>
          <table:table-cell table:style-name="Table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  <text:p text:style-name="P5">Calificación</text:p>
          </table:table-cell>
          <table:table-cell table:style-name="Table1.B2" office:value-type="string">
            <text:p text:style-name="P1"/>
            <text:p text:style-name="P1">Especialista ___ <text:s text:c="22"/>Técnico ___</text:p>
            <text:p text:style-name="P1"/>
            <text:p text:style-name="P1">Residente ___ <text:s text:c="26"/>Enfermero ___</text:p>
            <text:p text:style-name="P1"/>
          </table:table-cell>
        </table:table-row>
        <table:table-row>
          <table:table-cell table:style-name="Table1.A2" office:value-type="string">
            <text:p text:style-name="P5"/>
            <text:p text:style-name="P5">Especialidad</text:p>
          </table:table-cell>
          <table:table-cell table:style-name="Table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6">Institución / Hospit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  <text:p text:style-name="P7">País</text:p>
          </table:table-cell>
          <table:table-cell table:style-name="Table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B2" table:number-columns-spanned="2" office:value-type="string">
            <text:p text:style-name="P8">¿ Cuál considera que es su grado/nivel de familiaridad con los siguientes temas?</text:p>
            <text:p text:style-name="P8"/>
            <text:p text:style-name="P1"><text:s text:c="47"/><text:span text:style-name="T4">Experto <text:s text:c="5"/>Conocedor <text:s text:c="6"/>Familiarizado <text:s text:c="5"/>Principiante</text:span></text:p>
            <text:p text:style-name="P2">EEG <text:span text:style-name="T4">– t</text:span>e<text:span text:style-name="T4">cnología <text:s text:c="17"/>_______ <text:s text:c="8"/>______ <text:s text:c="13"/>______ <text:s text:c="15"/>______</text:span></text:p>
            <text:p text:style-name="P2"><text:span text:style-name="T4">EEG – interpretación <text:s text:c="12"/>_______ <text:s text:c="8"/>______ <text:s text:c="13"/>______ <text:s text:c="15"/>______</text:span></text:p>
            <text:p text:style-name="P3">EEG cuantitativo <text:s text:c="18"/>_______ <text:s text:c="8"/>______ <text:s text:c="13"/>______ <text:s text:c="15"/>______</text:p>
            <text:p text:style-name="P4">EEG en UCI<text:span text:style-name="T4"> <text:s text:c="26"/>_______ <text:s text:c="8"/>______ <text:s text:c="13"/>______ <text:s text:c="15"/>______</text:span></text:p>
            <text:p text:style-name="P3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9">En su institución se realiza EEG en la UCI con duraciones de:</text:p>
            <text:p text:style-name="P9"/>
            <text:p text:style-name="P3">___ <text:span text:style-name="T5">&lt; 30min</text:span></text:p>
            <text:p text:style-name="P3"><text:span text:style-name="T5">___ 30min – 2hrs</text:span></text:p>
            <text:p text:style-name="P3"><text:span text:style-name="T5">___ &gt;2hrs &lt;24hrs</text:span></text:p>
            <text:p text:style-name="P3"><text:span text:style-name="T5">___ </text:span><text:span text:style-name="T6">&gt; 24hrs</text:span></text:p>
            <text:p text:style-name="P3"><text:span text:style-name="T6">___ cualquiera de la anteriores + an</text:span><text:span text:style-name="T7">álisis cuantitativo y tendencias</text:span></text:p>
            <text:p text:style-name="P3">___ <text:span text:style-name="T7">no se realiza - lo ignoro</text:span></text:p>
            <text:p text:style-name="P3"/>
          </table:table-cell>
          <table:covered-table-cell/>
        </table:table-row>
        <table:table-row>
          <table:table-cell table:style-name="Table1.B2" table:number-columns-spanned="2" office:value-type="string">
            <text:p text:style-name="P4"><text:s text:c="4"/>Participará en:</text:p>
            <text:p text:style-name="P4"/>
            <text:p text:style-name="P4"><text:s text:c="4"/>Ambos días de curso ____ <text:s text:c="16"/>solo 1er día ____ <text:s text:c="14"/>solo 2do día ____</text:p>
            <text:p text:style-name="P4"/>
          </table:table-cell>
          <table:covered-table-cell/>
        </table:table-row>
      </table:table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ia Rodriguez</meta:initial-creator>
    <meta:creation-date>2016-03-04T14:57:34.156000000</meta:creation-date>
    <dc:date>2016-03-04T15:54:25.878000000</dc:date>
    <dc:creator>Valia Rodriguez</dc:creator>
    <meta:editing-duration>PT10M10S</meta:editing-duration>
    <meta:editing-cycles>1</meta:editing-cycles>
    <meta:document-statistic meta:table-count="1" meta:image-count="0" meta:object-count="0" meta:page-count="1" meta:paragraph-count="25" meta:word-count="128" meta:character-count="1189" meta:non-whitespace-character-count="716"/>
    <meta:generator>LibreOffice/4.1.5.3$Windows_x86 LibreOffice_project/1c1366bba2ba2b554cd2ca4d87c06da81c05d24</meta:generator>
  </office:meta>
</office:document-meta>
</file>